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2cm"/>
    </style:style>
    <style:style style:name="co2" style:family="table-column">
      <style:table-column-properties fo:break-before="auto" style:column-width="1.87cm"/>
    </style:style>
    <style:style style:name="co3" style:family="table-column">
      <style:table-column-properties fo:break-before="auto" style:column-width="17.0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 7  Resumen 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Ítem</text:p>
          </table:table-cell>
          <table:table-cell table:style-name="ce4" office:value-type="string" calcext:value-type="string">
            <text:p>Resultado (✔/✖)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2">
          <table:table-cell office:value-type="string" calcext:value-type="string">
            <text:p>Enciende y muestra da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ula V/I correctame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zado &lt;150 m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iciencia &gt;90% en rango út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cciones funcion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unicación Modbus es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iles de usuario operativ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eratura estable en car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lusión genera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✅ Apto para uso / ❌ Requiere revisión</text:p>
          </table:table-cell>
          <table:covered-table-cell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2:24:44.117212660</meta:print-date>
    <meta:printed-by>Archivos PDF</meta:printed-by>
    <dc:date>2025-10-03T13:43:07.077111498</dc:date>
    <meta:editing-duration>PT1H10M24S</meta:editing-duration>
    <meta:editing-cycles>1</meta:editing-cycles>
    <meta:document-statistic meta:table-count="1" meta:cell-count="13" meta:object-count="0"/>
    <meta:generator>LibreOffice/25.8.1.1$Linux_X86_64 LibreOffice_project/580$Build-1</meta:generator>
  </office:meta>
</office:document-meta>
</file>